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a96b" officeooo:paragraph-rsid="0007a96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 style:writing-mode="page"/>
      <style:text-properties fo:font-size="14pt" fo:font-weight="bold" officeooo:rsid="0007a96b" officeooo:paragraph-rsid="0007a96b" style:font-size-asian="14pt" style:font-weight-asian="bold" style:font-size-complex="14pt" style:font-weight-complex="bold"/>
    </style:style>
    <style:style style:name="P3" style:family="paragraph" style:parent-style-name="Predeterminado_7e_LT_7e_Untertitel">
      <style:paragraph-properties fo:text-align="justify" style:justify-single-word="false"/>
      <style:text-properties style:font-name="Bitstream Vera Serif" fo:font-size="11pt" officeooo:rsid="0007a96b" officeooo:paragraph-rsid="0007a96b" style:font-size-asian="11pt" style:font-size-complex="11pt"/>
    </style:style>
    <style:style style:name="P4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 style:writing-mode="lr-tb"/>
      <style:text-properties style:font-name="Bitstream Vera Serif" fo:font-size="11pt" officeooo:rsid="00087f53" officeooo:paragraph-rsid="00087f53" style:font-size-asian="11pt" style:font-size-complex="11pt"/>
    </style:style>
    <style:style style:name="P5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/>
      <style:text-properties style:font-name="Bitstream Vera Serif" fo:font-size="11pt" style:font-size-asian="11pt" style:font-size-complex="11pt"/>
    </style:style>
    <style:style style:name="P6" style:family="paragraph" style:parent-style-name="Predeterminado_7e_LT_7e_Untertitel">
      <style:paragraph-properties fo:margin-left="0cm" fo:margin-right="0cm" fo:margin-top="0.4cm" fo:margin-bottom="0.4cm" loext:contextual-spacing="false" fo:text-align="justify" style:justify-single-word="false" fo:text-indent="0cm" style:auto-text-indent="false"/>
      <style:text-properties style:font-name="Bitstream Vera Serif" fo:font-size="11pt" officeooo:rsid="000d70d8" officeooo:paragraph-rsid="000d70d8" style:font-size-asian="11pt" style:font-size-complex="11pt"/>
    </style:style>
    <style:style style:name="P7" style:family="paragraph" style:parent-style-name="Predeterminado_7e_LT_7e_Untertitel">
      <style:paragraph-properties fo:margin-left="0cm" fo:margin-right="0cm" fo:margin-top="0.4cm" fo:margin-bottom="7.001cm" loext:contextual-spacing="false" fo:text-align="justify" style:justify-single-word="false" fo:text-indent="0cm" style:auto-text-indent="false" style:writing-mode="lr-tb"/>
      <style:text-properties style:font-name="Bitstream Vera Serif" fo:font-size="11pt" style:font-size-asian="11pt" style:font-size-complex="11pt"/>
    </style:style>
    <style:style style:name="P8" style:family="paragraph" style:parent-style-name="Predeterminado_7e_LT_7e_Untertitel">
      <style:paragraph-properties fo:margin-left="0cm" fo:margin-right="0cm" fo:margin-top="0.4cm" fo:margin-bottom="7.001cm" loext:contextual-spacing="false" fo:text-align="justify" style:justify-single-word="false" fo:text-indent="0cm" style:auto-text-indent="false" style:writing-mode="lr-tb"/>
      <style:text-properties style:font-name="Bitstream Vera Serif" fo:font-size="11pt" officeooo:rsid="00087f53" officeooo:paragraph-rsid="00087f53" style:font-size-asian="11pt" style:font-size-complex="11pt"/>
    </style:style>
    <style:style style:name="T1" style:family="text">
      <style:text-properties officeooo:rsid="0007a96b"/>
    </style:style>
    <style:style style:name="T2" style:family="text">
      <style:text-properties officeooo:rsid="000e2083"/>
    </style:style>
    <style:style style:name="T3" style:family="text">
      <style:text-properties officeooo:rsid="000fec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<text:span text:style-name="T2">Relacional</text:span></text:p>
      <text:p text:style-name="P2">Ejercicios: <text:span text:style-name="T3">convertir a Modelo Relacional los ER que hicimos en el ejercicio anterior</text:span></text:p>
      <text:p text:style-name="P3">Una clínica veterinaria nos encomienda el desarrollo de una BD. La descripción que nos proporciona es la siguiente:</text:p>
      <text:p text:style-name="P7">Necesitamos gestionar la información de los perros que tratamos en esta clínica. Para nosotros es importante conocer el nombre del perro, el número de chip y el dueño (la persona) responsable del perro. De los dueños solo nos interesa el nombre, los apellidos, el teléfono y la dirección postal. Por último, hay que tener en cuenta que un dueño <text:span text:style-name="T1">puede tener varios perros pero, evidentemente, un perro solo tiene un dueño.</text:span></text:p>
      <text:p text:style-name="P4">Una biblioteca nos pide que desarrollemos una base de datos para la gestión de los préstamos de sus libros. Esta es la información que nos proporcionan:</text:p>
      <text:p text:style-name="P4">Disponemos de una gran colección de libros que tenemos a disposición de nuestros socios. De cada uno de estos socios conocemos su nombre, sus apellidos y su teléfono. Además, se les proporciona un carnet de socio con un número de socio asignado a cada uno de manera única. Cada socio puede tomar varios libros prestados por un periodo de 15 días.</text:p>
      <text:p text:style-name="P8">De cada uno de nuestros libros deseamos mantener la siguiente información: ISBN, título y autor.</text:p>
      <text:p text:style-name="P4"><text:soft-page-break/>Un centro educativo necesita una base de datos para la gestión de su alumnado y cursos.</text:p>
      <text:p text:style-name="P5">Cada alumno del centro puede estar matriculado en varios cursos y cada curso tiene varios alumnos matriculados.</text:p>
      <text:p text:style-name="P5">Del alumnado necesitamos almacenar su NIA, nombre y apellidos. De los cursos necesitamos el nivel (1º, 2º, etc) y el nombre del curso, por ejemplo: Nivel 1º, nombre ESO (1º ESO); Nivel 1º, nombre Bachillerato (1º Bachillerato); etc.</text:p>
      <text:p text:style-name="P7">Por último, tenemos aulas donde se imparten los cursos. Cada aula tiene un código que la identifica (por ejemplo, D21) y el número de mesas que tiene. Un curso se imparte en una aula aunque en un aula pueden impartirse diferentes cursos.</text:p>
      <text:p text:style-name="P6">Un cliente nos pide que desarrollemos una base de datos para una aplicación de microblogging.</text:p>
      <text:p text:style-name="P6">Esta aplicación tiene usuarios registrados de los que necesitamos su avatar, nombre, apellidos, email, nombre de usuario y contraseña.</text:p>
      <text:p text:style-name="P6">Cada uno de estos usuarios puede escribir mensajes. Los usuarios pueden escribir los mensajes que quieran pero, evidentemente, un mensaje solo puede haber sido escrito por un usuario.</text:p>
      <text:p text:style-name="P6">De los mensajes solo necesitamos el mensaje en sí, la fecha en que fue escrito, si es privado o no y los “Me Gusta” que ti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3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3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9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0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49:08.241895544</meta:creation-date>
    <dc:date>2017-01-09T16:19:05.692665696</dc:date>
    <meta:editing-duration>PT32M24S</meta:editing-duration>
    <meta:editing-cycles>12</meta:editing-cycles>
    <meta:generator>LibreOffice/5.2.4.2.0$Linux_X86_64 LibreOffice_project/20m0$Build-2</meta:generator>
    <meta:document-statistic meta:table-count="0" meta:image-count="0" meta:object-count="0" meta:page-count="2" meta:paragraph-count="15" meta:word-count="407" meta:character-count="2435" meta:non-whitespace-character-count="2043"/>
  </office:meta>
</office:document-meta>
</file>